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onversionTable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Conversion Table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2^3</text:p>
          </table:table-cell>
          <table:table-cell office:value-type="string">
            <text:p>2^4</text:p>
          </table:table-cell>
        </table:table-row>
        <table:table-row table:style-name="ro1">
          <table:table-cell table:number-columns-repeated="2"/>
          <table:table-cell office:value-type="string">
            <text:p>Base 10</text:p>
          </table:table-cell>
          <table:table-cell office:value-type="string">
            <text:p>Base 2</text:p>
          </table:table-cell>
          <table:table-cell office:value-type="string">
            <text:p>Base 8</text:p>
          </table:table-cell>
          <table:table-cell office:value-type="string">
            <text:p>Base 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001">
            <text:p>100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10">
            <text:p>1010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office:value-type="float" office:value="13">
            <text:p>13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101">
            <text:p>1101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110">
            <text:p>1110</text:p>
          </table:table-cell>
          <table:table-cell office:value-type="float" office:value="16">
            <text:p>16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111">
            <text:p>1111</text:p>
          </table:table-cell>
          <table:table-cell office:value-type="float" office:value="17">
            <text:p>17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7">09/07/2021</text:date>, <text:time>08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9-07T08:38:34.42</meta:creation-date>
    <dc:date>2021-09-07T08:43:23.38</dc:date>
    <dc:creator>Mark Lehr</dc:creator>
    <meta:editing-duration>PT4M50S</meta:editing-duration>
    <meta:editing-cycles>1</meta:editing-cycles>
    <meta:document-statistic meta:table-count="1" meta:cell-count="75" meta:object-count="0"/>
    <meta:generator>OpenOffice/4.1.6$Win32 OpenOffice.org_project/416m1$Build-9790</meta:generator>
  </office:meta>
</office:document-meta>
</file>